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6.606cm"/>
    </style:style>
    <style:style style:name="co6" style:family="table-column">
      <style:table-column-properties fo:break-before="auto" style:column-width="2.71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7"/>
        <table:table-row table:style-name="ro2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Task Name</text:p>
          </table:table-cell>
          <table:table-cell table:style-name="ce5" office:value-type="string" calcext:value-type="string">
            <text:p>Subtasks</text:p>
          </table:table-cell>
          <table:table-cell table:style-name="ce5" office:value-type="string" calcext:value-type="string">
            <text:p>Hours worked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2">
          <table:table-cell table:style-name="ce2" table:formula="of:=DATE(2013;2;16)" office:value-type="date" office:date-value="2013-02-16" calcext:value-type="date">
            <text:p/>
          </table:table-cell>
          <table:table-cell office:value-type="string" calcext:value-type="string">
            <text:p>Implementation of basic logging systém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table:formula="of:=DATE(2013;2;18)" office:value-type="date" office:date-value="2013-02-18" calcext:value-type="date">
            <text:p/>
          </table:table-cell>
          <table:table-cell office:value-type="string" calcext:value-type="string">
            <text:p>Implementation of communication libr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Implement loader for xml definitions 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4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Add definitions for cameras and lights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4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Add support for animations and animators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4">
          <table:table-cell table:style-name="ce2" office:value-type="date" office:date-value="2014-04-06" calcext:value-type="date">
            <text:p>41735</text:p>
          </table:table-cell>
          <table:table-cell office:value-type="string" calcext:value-type="string">
            <text:p>Refactor OIS keyboard input systém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4"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Create new Render component, change Render component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3" table:number-rows-repeated="104856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3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.00.0000</text:date>, <text:time style:data-style-name="N2" text:time-value="14:45:24.396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4-04-19T14:49:02.244000000</dc:date>
    <meta:editing-duration>PT1M34S</meta:editing-duration>
    <meta:editing-cycles>6</meta:editing-cycles>
    <meta:generator>LibreOffice/4.2.2.1$Windows_x86 LibreOffice_project/3be8cda0bddd8e430d8cda1ebfd581265cca5a0f</meta:generator>
    <meta:document-statistic meta:table-count="3" meta:cell-count="28" meta:object-count="0"/>
  </office:meta>
</office:document-meta>
</file>